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0ded" officeooo:paragraph-rsid="001d0ded"/>
    </style:style>
    <style:style style:name="P2" style:family="paragraph" style:parent-style-name="Standard">
      <style:text-properties officeooo:rsid="001d6d75" officeooo:paragraph-rsid="001d6d75"/>
    </style:style>
    <style:style style:name="P3" style:family="paragraph" style:parent-style-name="Standard">
      <style:text-properties officeooo:rsid="001ea7ca" officeooo:paragraph-rsid="001ea7ca"/>
    </style:style>
    <style:style style:name="P4" style:family="paragraph" style:parent-style-name="Standard" style:list-style-name="L1">
      <style:text-properties officeooo:rsid="001d0ded"/>
    </style:style>
    <style:style style:name="P5" style:family="paragraph" style:parent-style-name="Standard" style:list-style-name="L1">
      <style:text-properties officeooo:rsid="001d0ded" officeooo:paragraph-rsid="001d0ded"/>
    </style:style>
    <style:style style:name="P6" style:family="paragraph" style:parent-style-name="Standard" style:list-style-name="L2">
      <style:text-properties officeooo:rsid="001d0ded" officeooo:paragraph-rsid="001d0ded"/>
    </style:style>
    <style:style style:name="P7" style:family="paragraph" style:parent-style-name="Standard" style:list-style-name="L3">
      <style:text-properties officeooo:rsid="001d0ded" officeooo:paragraph-rsid="001d0ded"/>
    </style:style>
    <style:style style:name="P8" style:family="paragraph" style:parent-style-name="Standard" style:list-style-name="L4">
      <style:text-properties officeooo:rsid="001d6d75" officeooo:paragraph-rsid="001d6d75"/>
    </style:style>
    <style:style style:name="P9" style:family="paragraph" style:parent-style-name="Standard" style:list-style-name="L5">
      <style:text-properties officeooo:rsid="001d6d75" officeooo:paragraph-rsid="001d6d75"/>
    </style:style>
    <style:style style:name="P10" style:family="paragraph" style:parent-style-name="Standard" style:list-style-name="L5">
      <style:text-properties officeooo:rsid="001e5df3" officeooo:paragraph-rsid="001e5df3"/>
    </style:style>
    <style:style style:name="P11" style:family="paragraph" style:parent-style-name="Standard" style:list-style-name="L5">
      <style:text-properties officeooo:rsid="001ea7ca" officeooo:paragraph-rsid="001ea7ca"/>
    </style:style>
    <style:style style:name="P12" style:family="paragraph" style:parent-style-name="Standard">
      <style:text-properties officeooo:rsid="001ea7ca" officeooo:paragraph-rsid="001ea7ca"/>
    </style:style>
    <style:style style:name="P13" style:family="paragraph" style:parent-style-name="Standard">
      <style:text-properties officeooo:rsid="00214a9e" officeooo:paragraph-rsid="00214a9e"/>
    </style:style>
    <style:style style:name="P14" style:family="paragraph" style:parent-style-name="Standard">
      <style:text-properties officeooo:rsid="0022ce63" officeooo:paragraph-rsid="0022ce63"/>
    </style:style>
    <style:style style:name="P15" style:family="paragraph" style:parent-style-name="Standard">
      <style:text-properties officeooo:rsid="00234d8b" officeooo:paragraph-rsid="00234d8b"/>
    </style:style>
    <style:style style:name="P16" style:family="paragraph" style:parent-style-name="Standard">
      <style:text-properties officeooo:rsid="00250c8b" officeooo:paragraph-rsid="00250c8b"/>
    </style:style>
    <style:style style:name="T1" style:family="text">
      <style:text-properties officeooo:rsid="001f91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ic programing</text:p>
      <text:list xml:id="list812750811401420176" text:style-name="L1">
        <text:list-item>
          <text:p text:style-name="P5">make code to work in any program you put it in</text:p>
        </text:list-item>
        <text:list-item>
          <text:p text:style-name="P4">a style of computer programing in which algorithms are written in terms of “to-be-specified”</text:p>
        </text:list-item>
      </text:list>
      <text:p text:style-name="Standard"/>
      <text:p text:style-name="P1">why generic programming</text:p>
      <text:list xml:id="list3318345413387102074" text:style-name="L2">
        <text:list-item>
          <text:p text:style-name="P6">we don’t have to put much thought into the types of elements that the module will deal with</text:p>
        </text:list-item>
        <text:list-item>
          <text:p text:style-name="P6">no extra work needed when new data types are introduced into your software</text:p>
        </text:list-item>
        <text:list-item>
          <text:p text:style-name="P6">admittedly, it does usually result in more work being required to program initially</text:p>
        </text:list-item>
      </text:list>
      <text:p text:style-name="P1">Types of typing</text:p>
      <text:list xml:id="list8596893288730174538" text:style-name="L3">
        <text:list-item>
          <text:p text:style-name="P7">some languages have built in support to set the typing run time</text:p>
        </text:list-item>
        <text:list-item>
          <text:p text:style-name="P7">python is dynamically typed</text:p>
          <text:list>
            <text:list-item>
              <text:p text:style-name="P7">dynamic typing means that run time objects (values) have a type</text:p>
            </text:list-item>
          </text:list>
        </text:list-item>
        <text:list-item>
          <text:p text:style-name="P7">C is statically typed</text:p>
          <text:list>
            <text:list-item>
              <text:p text:style-name="P7">variables have a type</text:p>
            </text:list-item>
          </text:list>
        </text:list-item>
      </text:list>
      <text:p text:style-name="P1"/>
      <text:p text:style-name="P2">generic programming in c</text:p>
      <text:list xml:id="list42601708048358713" text:style-name="L4">
        <text:list-item>
          <text:p text:style-name="P8">with some work, generic programing can be implemented with</text:p>
          <text:list>
            <text:list-item>
              <text:p text:style-name="P8">general purpose pointers</text:p>
            </text:list-item>
            <text:list-item>
              <text:p text:style-name="P8">function pointers</text:p>
            </text:list-item>
          </text:list>
        </text:list-item>
      </text:list>
      <text:p text:style-name="P2">general purpose pointers</text:p>
      <text:list xml:id="list5845742306782139125" text:style-name="L5">
        <text:list-item>
          <text:p text:style-name="P9">void pointer </text:p>
          <text:list>
            <text:list-item>
              <text:p text:style-name="P9">no data type associated with it</text:p>
            </text:list-item>
            <text:list-item>
              <text:p text:style-name="P9">raw address</text:p>
            </text:list-item>
            <text:list-item>
              <text:p text:style-name="P9">compiler has no clue what its pointing to</text:p>
            </text:list-item>
            <text:list-item>
              <text:p text:style-name="P9">void * ptr;</text:p>
            </text:list-item>
            <text:list-item>
              <text:p text:style-name="P9">ptr = &amp;num;</text:p>
            </text:list-item>
            <text:list-item>
              <text:p text:style-name="P9">to dereference must type cast first</text:p>
            </text:list-item>
            <text:list-item>
              <text:p text:style-name="P9">*((int*)ptr)</text:p>
              <text:list>
                <text:list-item>
                  <text:p text:style-name="P10">void* ptr;</text:p>
                </text:list-item>
                <text:list-item>
                  <text:p text:style-name="P10">int stack;</text:p>
                </text:list-item>
                <text:list-item>
                  <text:p text:style-name="P10">ptr =&amp;stack;</text:p>
                </text:list-item>
                <text:list-item>
                  <text:p text:style-name="P10">int* iptr;</text:p>
                </text:list-item>
                <text:list-item>
                  <text:p text:style-name="P10">iptr= (int*)ptr;</text:p>
                </text:list-item>
              </text:list>
            </text:list-item>
          </text:list>
        </text:list-item>
        <text:list-item>
          <text:p text:style-name="P11">why necessary?</text:p>
          <text:list>
            <text:list-item>
              <text:p text:style-name="P11">Struct voidList {</text:p>
              <text:list>
                <text:list-item>
                  <text:p text:style-name="P11">void* data;</text:p>
                </text:list-item>
                <text:list-item>
                  <text:p text:style-name="P11">struct voidList* next;</text:p>
                </text:list-item>
              </text:list>
            </text:list-item>
            <text:list-item>
              <text:p text:style-name="P11">}</text:p>
            </text:list-item>
          </text:list>
        </text:list-item>
      </text:list>
      <text:p text:style-name="P3"/>
      <text:p text:style-name="P3">Function Pointers</text:p>
      <text:p text:style-name="P3"><text:s text:c="2"/><text:span text:style-name="T1">functions in code still have an address so a pointer can be made to it. They are stored in .text section of ram</text:span></text:p>
      <text:p text:style-name="P3"/>
      <text:p text:style-name="P13">So we have a function declared as</text:p>
      <text:p text:style-name="P13"><text:tab/>int func(int a, float b);</text:p>
      <text:p text:style-name="P14">to make a pointer</text:p>
      <text:p text:style-name="P14"><text:soft-page-break/><text:tab/>int (*func)(int a, flaot b);</text:p>
      <text:p text:style-name="P14"/>
      <text:p text:style-name="P14">Just like other pointers, function pointers store addresses</text:p>
      <text:p text:style-name="P14">we can use the address of operator to get an address of a function:</text:p>
      <text:p text:style-name="P14"><text:tab/>&amp;func</text:p>
      <text:p text:style-name="P14">and assign that address to a ptr:</text:p>
      <text:p text:style-name="P14"><text:tab/>funcPtr = &amp;func;</text:p>
      <text:p text:style-name="P14"/>
      <text:p text:style-name="P15">int (*funcPtr)(int,float)</text:p>
      <text:p text:style-name="P15"/>
      <text:p text:style-name="P16">case stdy**********************************************</text:p>
      <text:p text:style-name="P16"><text:tab/>we hav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14:32:36.959826964</meta:creation-date>
    <dc:date>2016-03-21T15:16:38.784619367</dc:date>
    <meta:editing-duration>PT50M13S</meta:editing-duration>
    <meta:editing-cycles>9</meta:editing-cycles>
    <meta:generator>LibreOffice/5.0.5.2$Linux_x86 LibreOffice_project/00m0$Build-2</meta:generator>
    <meta:document-statistic meta:table-count="0" meta:image-count="0" meta:object-count="0" meta:page-count="2" meta:paragraph-count="50" meta:word-count="301" meta:character-count="1609" meta:non-whitespace-character-count="1380"/>
  </office:meta>
</office:document-meta>
</file>